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TT Octosquares Trl Blc" svg:font-family="'TT Octosquares Trl Bl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center" style:justify-single-word="false"/>
      <style:text-properties fo:font-size="40pt" style:font-size-asian="35pt" style:font-size-complex="40pt"/>
    </style:style>
    <style:style style:name="P2" style:family="paragraph" style:parent-style-name="Standard">
      <style:paragraph-properties fo:text-align="center" style:justify-single-word="false"/>
      <style:text-properties style:font-name="TT Octosquares Trl Blc" fo:font-size="40pt" officeooo:rsid="00099717" officeooo:paragraph-rsid="00099717" style:font-size-asian="35pt" style:font-size-complex="40pt"/>
    </style:style>
    <style:style style:name="P3" style:family="paragraph" style:parent-style-name="Standard">
      <style:paragraph-properties fo:text-align="justify" style:justify-single-word="false"/>
      <style:text-properties style:font-name="TT Octosquares Trl Blc" fo:font-size="12pt" officeooo:rsid="00099717" officeooo:paragraph-rsid="000a6c77" style:font-size-asian="10.5pt" style:font-size-complex="12pt"/>
    </style:style>
    <style:style style:name="P4" style:family="paragraph" style:parent-style-name="Standard">
      <style:paragraph-properties fo:text-align="justify" style:justify-single-word="false"/>
      <style:text-properties style:font-name="TT Octosquares Trl Blc" fo:font-size="12pt" officeooo:rsid="000eed9d" officeooo:paragraph-rsid="000eed9d" style:font-size-asian="10.5pt" style:font-size-complex="12pt"/>
    </style:style>
    <style:style style:name="P5" style:family="paragraph" style:parent-style-name="Standard">
      <style:paragraph-properties fo:text-align="justify" style:justify-single-word="false"/>
      <style:text-properties style:font-name="TT Octosquares Trl Blc" fo:font-size="12pt" officeooo:rsid="000eed9d" officeooo:paragraph-rsid="001184db" style:font-size-asian="10.5pt" style:font-size-complex="12pt"/>
    </style:style>
    <style:style style:name="P6" style:family="paragraph" style:parent-style-name="Standard">
      <style:paragraph-properties fo:text-align="justify" style:justify-single-word="false"/>
      <style:text-properties style:font-name="TT Octosquares Trl Blc" fo:font-size="12pt" officeooo:rsid="00112d49" officeooo:paragraph-rsid="00112d49" style:font-size-asian="10.5pt" style:font-size-complex="12pt"/>
    </style:style>
    <style:style style:name="P7" style:family="paragraph" style:parent-style-name="Standard">
      <style:paragraph-properties fo:text-align="justify" style:justify-single-word="false"/>
      <style:text-properties style:font-name="TT Octosquares Trl Blc" fo:font-size="12pt" officeooo:rsid="00112d49" officeooo:paragraph-rsid="001184db" style:font-size-asian="10.5pt" style:font-size-complex="12pt"/>
    </style:style>
    <style:style style:name="P8" style:family="paragraph" style:parent-style-name="Standard">
      <style:paragraph-properties fo:text-align="justify" style:justify-single-word="false"/>
      <style:text-properties style:font-name="TT Octosquares Trl Blc" fo:font-size="12pt" officeooo:rsid="001184db" officeooo:paragraph-rsid="001184db" style:font-size-asian="10.5pt" style:font-size-complex="12pt"/>
    </style:style>
    <style:style style:name="P9" style:family="paragraph" style:parent-style-name="Standard">
      <style:paragraph-properties fo:text-align="center" style:justify-single-word="false"/>
      <style:text-properties style:font-name="TT Octosquares Trl Blc" fo:font-size="40pt" officeooo:rsid="000eed9d" officeooo:paragraph-rsid="000eed9d" style:font-size-asian="40pt" style:font-size-complex="40pt"/>
    </style:style>
    <style:style style:name="P10" style:family="paragraph" style:parent-style-name="Standard">
      <style:paragraph-properties fo:text-align="center" style:justify-single-word="false" fo:break-before="page"/>
      <style:text-properties style:font-name="TT Octosquares Trl Blc" fo:font-size="40pt" officeooo:rsid="00112d49" officeooo:paragraph-rsid="00112d49" style:font-size-asian="35pt" style:font-size-complex="40pt"/>
    </style:style>
    <style:style style:name="T1" style:family="text">
      <style:text-properties officeooo:rsid="000a6c77"/>
    </style:style>
    <style:style style:name="T2" style:family="text">
      <style:text-properties officeooo:rsid="000dd60b"/>
    </style:style>
    <style:style style:name="T3" style:family="text">
      <style:text-properties officeooo:rsid="00102334"/>
    </style:style>
    <style:style style:name="T4" style:family="text">
      <style:text-properties officeooo:rsid="00112d49"/>
    </style:style>
    <style:style style:name="T5" style:family="text">
      <style:text-properties officeooo:rsid="001184db"/>
    </style:style>
    <style:style style:name="T6" style:family="text">
      <style:text-properties officeooo:rsid="0012805d"/>
    </style:style>
    <style:style style:name="T7" style:family="text">
      <style:text-properties officeooo:rsid="001300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2">The</text:p>
      <text:p text:style-name="P2">Guard Files</text:p>
      <text:p text:style-name="P2"/>
      <text:p text:style-name="P2"/>
      <text:p text:style-name="P2"/>
      <text:p text:style-name="P2"/>
      <text:p text:style-name="P2"/>
      <text:p text:style-name="P2"/>
      <text:p text:style-name="P3"><text:soft-page-break/>Dans une usine dont la situation géographique est protéger, un fichier inconnu fut installer dans les ordinateurs de la maintenance. Ce fichier avait une conscience et ce matérialisa dans le monde réel en utilisant des matière proche. <text:span text:style-name="T1">Ainsi naquit Reparion. Il fut créer pour vaincre les Buglians. Des créatures diabolique qui détruise les installations industrielles et qui se multiplie par la destruction occasionner. Une copie de son fichier fut intégrer dans l’ordinateur, ainsi il ne craindrai pas de disparaître et la possibilité de se sauvegarder lui même dans les autres ordinateur lui fut accorder. Ainsi, malgré sa petite taille, il aurai le pouvoir de lutter. </text:span><text:span text:style-name="T2">C’est, le cœur emplie de bravoure, que Réparion partie affronter les Buglians devenant ainsi, « The Guard Files ».</text:span></text:p>
      <text:p text:style-name="P3"/>
      <text:p text:style-name="P3">« <text:span text:style-name="T2">The Guard Files » est un souls-like platformer utilisant le drag and drop pour avancer dans le monde de la maintenance où vous incarner Réparion, un fichier qui a été installer pour vaincre les Buglians ;</text:span></text:p>
      <text:p text:style-name="P3"/>
      <text:p text:style-name="P9">Réparion :</text:p>
      <text:p text:style-name="P4">age : tout juste née</text:p>
      <text:p text:style-name="P4">taille : 3 mm</text:p>
      <text:p text:style-name="P4">poids : inconnu</text:p>
      <text:p text:style-name="P4">caratctéristiques physique:</text:p>
      <text:p text:style-name="P4">- petit</text:p>
      <text:p text:style-name="P4">- maigre</text:p>
      <text:p text:style-name="P4">- tete électrique</text:p>
      <text:p text:style-name="P4">- équiper d’une visière</text:p>
      <text:p text:style-name="P4">de protection</text:p>
      <text:p text:style-name="P4">- gants</text:p>
      <text:p text:style-name="P4">- bottes</text:p>
      <text:p text:style-name="P4">caractéristiques mentale :</text:p>
      <text:p text:style-name="P4">- borné</text:p>
      <text:p text:style-name="P4">- impulsif</text:p>
      <text:p text:style-name="P4">- gentil</text:p>
      <text:p text:style-name="P4">- apathique</text:p>
      <text:p text:style-name="P4">- courageux</text:p>
      <text:p text:style-name="P6">force : ne peu pas vraiment disparaître, aider par un humain.</text:p>
      <text:p text:style-name="P8">Faiblesse : petit et donc fragile, il doit user de ruse pour vaincre.</text:p>
      <text:p text:style-name="P4">challenge : <text:span text:style-name="T3">vaincre tout les Bugli</text:span><text:span text:style-name="T4">a</text:span><text:span text:style-name="T3">ns seuls et implanter son code source dans tout les ordinateurs pour maximiser ses chances de réussir</text:span></text:p>
      <text:p text:style-name="P10">Les buglians</text:p>
      <text:p text:style-name="P6"><text:tab/><text:tab/><text:tab/><text:tab/><text:tab/><text:tab/><text:tab/><text:tab/>age: estimer à 400 ans</text:p>
      <text:p text:style-name="P6"><text:tab/><text:tab/><text:tab/><text:tab/><text:tab/><text:tab/><text:tab/><text:tab/>taille : varie selon individu</text:p>
      <text:p text:style-name="P6"><text:tab/><text:tab/><text:tab/><text:tab/><text:tab/><text:tab/><text:tab/><text:tab/>poids : varie selon individu</text:p>
      <text:p text:style-name="P5"><text:tab/><text:tab/><text:tab/><text:tab/><text:tab/><text:tab/><text:tab/><text:tab/>caratctéristiques physique:</text:p>
      <text:p text:style-name="P5"><text:tab/><text:tab/><text:tab/><text:tab/><text:tab/><text:tab/><text:tab/><text:tab/>- <text:span text:style-name="T5">chaotiques</text:span></text:p>
      <text:p text:style-name="P5"><text:tab/><text:tab/><text:tab/><text:tab/><text:tab/><text:tab/><text:tab/><text:tab/>- <text:span text:style-name="T5">déformer</text:span></text:p>
      <text:p text:style-name="P5"><text:tab/><text:tab/><text:tab/><text:tab/><text:tab/><text:tab/><text:tab/><text:tab/>- <text:span text:style-name="T5">rouiller</text:span></text:p>
      <text:p text:style-name="P5"><text:tab/><text:tab/><text:tab/><text:tab/><text:tab/><text:tab/><text:tab/><text:tab/>- <text:span text:style-name="T5">constituer de tout</text:span></text:p>
      <text:p text:style-name="P5"><text:tab/><text:tab/><text:tab/><text:tab/><text:tab/><text:tab/><text:tab/><text:tab/>- <text:span text:style-name="T6">cable pendant</text:span></text:p>
      <text:p text:style-name="P5"><text:tab/><text:tab/><text:tab/><text:tab/><text:tab/><text:tab/><text:tab/><text:tab/>- <text:span text:style-name="T6">étincelles</text:span></text:p>
      <text:p text:style-name="P5"><text:tab/><text:tab/><text:tab/><text:tab/><text:tab/><text:tab/><text:tab/><text:tab/>caractéristiques mentale :</text:p>
      <text:p text:style-name="P5"><text:tab/><text:tab/><text:tab/><text:tab/><text:tab/><text:tab/><text:tab/><text:tab/>- <text:span text:style-name="T6">méchants</text:span></text:p>
      <text:p text:style-name="P5"><text:tab/><text:tab/><text:tab/><text:tab/><text:tab/><text:tab/><text:tab/><text:tab/>- <text:span text:style-name="T6">perfides</text:span></text:p>
      <text:p text:style-name="P5"><text:tab/><text:tab/><text:tab/><text:tab/><text:tab/><text:tab/><text:tab/><text:tab/>- <text:span text:style-name="T6">antipathiques</text:span></text:p>
      <text:p text:style-name="P5"><text:tab/><text:tab/><text:tab/><text:tab/><text:tab/><text:tab/><text:tab/><text:tab/>- <text:span text:style-name="T6">insouciants de son espèce</text:span></text:p>
      <text:p text:style-name="P5"><text:tab/><text:tab/><text:tab/><text:tab/><text:tab/><text:tab/><text:tab/><text:tab/>- <text:span text:style-name="T6">traitres</text:span></text:p>
      <text:p text:style-name="P7">force : <text:span text:style-name="T6">puissants</text:span>, <text:span text:style-name="T6">nombreux, se multiplie rapidement</text:span>.</text:p>
      <text:p text:style-name="P8">Faiblesse : <text:span text:style-name="T6">ont besoin des patriarche (boss) pour se multiplier</text:span>.</text:p>
      <text:p text:style-name="P5">challenge : <text:span text:style-name="T7">se multiplier pour survire et vaincre Réparion pour dominer.</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TT Octosquares Trl Blc" svg:font-family="'TT Octosquares Trl Blc'"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ucida Sans1" style:font-family-complex="'Lucida Sans'" style:font-family-generic-complex="swiss"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5-02T09:25:26.866000000</meta:creation-date>
    <meta:generator>LibreOffice/7.1.2.2$Windows_X86_64 LibreOffice_project/8a45595d069ef5570103caea1b71cc9d82b2aae4</meta:generator>
    <dc:date>2023-05-03T00:16:55.003000000</dc:date>
    <meta:editing-duration>PT1H30M43S</meta:editing-duration>
    <meta:editing-cycles>8</meta:editing-cycles>
    <meta:document-statistic meta:table-count="0" meta:image-count="0" meta:object-count="0" meta:page-count="3" meta:paragraph-count="45" meta:word-count="334" meta:character-count="2124" meta:non-whitespace-character-count="1707"/>
  </office:meta>
</office:document-meta>
</file>